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2cm"/>
    </style:style>
    <style:style style:name="gr2" style:family="graphic" style:parent-style-name="standard">
      <style:graphic-properties draw:textarea-horizontal-align="justify" draw:textarea-vertical-align="middle" draw:auto-grow-height="false" fo:min-height="3.48cm" fo:min-width="1.75cm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cm" fo:min-width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1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78cm" fo:min-width="1.449cm"/>
    </style:style>
    <style:style style:name="gr11" style:family="graphic" style:parent-style-name="standard">
      <style:graphic-properties draw:stroke="none" draw:fill="none" fo:min-height="1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41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99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7cm" svg:height="2.27cm" svg:x="9.86cm" svg:y="17.89cm">
          <draw:text-box>
            <text:p><text:span text:style-name="T1">IO <text:s text:c="3"/>= ESP8266 IO12 = lua pin 6.</text:span></text:p>
          </draw:text-box>
        </draw:frame>
        <draw:custom-shape draw:style-name="gr2" draw:text-style-name="P2" draw:layer="layout" svg:width="2.25cm" svg:height="3.73cm" draw:transform="rotate (1.57481058407448) translate (8.164cm 17.178cm)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3" draw:id="id3" draw:layer="layout" svg:width="0.66cm" svg:height="0.523cm" svg:x="10.99cm" svg:y="17.217cm">
          <text:p text:style-name="P2">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52cm" svg:y1="4.392cm" svg:x2="7.474cm" svg:y2="8.828cm" draw:start-shape="id1" draw:start-glue-point="1" draw:end-shape="id2" draw:end-glue-point="1" svg:d="M5352 4392v1962h2632v2474h-510" svg:viewBox="0 0 2633 4437">
          <text:p/>
        </draw:connector>
        <draw:connector draw:style-name="gr4" draw:text-style-name="P4" draw:layer="layout" svg:x1="11.65cm" svg:y1="17.478cm" svg:x2="4.456cm" svg:y2="4.404cm" draw:start-shape="id3" draw:start-glue-point="1" draw:end-shape="id4" draw:end-glue-point="1" svg:d="M11650 17478h501v-6667h-7695v-6407" svg:viewBox="0 0 7696 13075">
          <text:p/>
        </draw:connector>
        <draw:custom-shape draw:style-name="gr5" draw:text-style-name="P2" draw:layer="layout" svg:width="2.25cm" svg:height="0.968cm" draw:transform="rotate (-1.56346594393652) translate (5.867cm 1.898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2.25cm" svg:height="0.769cm" draw:transform="rotate (-1.56346594393652) translate (4.889cm 1.91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2.25cm" svg:height="0.769cm" draw:transform="rotate (-1.56346594393652) translate (4.15cm 1.916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xml:id="id1" draw:id="id1" draw:layer="layout" svg:width="0.66cm" svg:height="0.522cm" draw:transform="rotate (-1.56346594393652) translate (5.608cm 3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4" draw:id="id4" draw:layer="layout" svg:width="0.66cm" svg:height="0.522cm" draw:transform="rotate (-1.56346594393652) translate (4.712cm 3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0.66cm" svg:height="0.522cm" draw:transform="rotate (-1.56346594393652) translate (3.913cm 3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298cm" svg:height="0.962cm" svg:x="4.81cm" svg:y="2.94cm">
          <draw:text-box>
            <text:p>V+</text:p>
          </draw:text-box>
        </draw:frame>
        <draw:frame draw:style-name="gr8" draw:text-style-name="P1" draw:layer="layout" svg:width="1.912cm" svg:height="1.66cm" draw:transform="rotate (-1.5700981950941) translate (4.225cm 2.143cm)">
          <draw:text-box>
            <text:p>GND</text:p>
          </draw:text-box>
        </draw:frame>
        <draw:connector draw:style-name="gr4" draw:text-style-name="P4" draw:layer="layout" draw:line-skew="-0.287cm" svg:x1="2.032cm" svg:y1="7.82cm" svg:x2="3.657cm" svg:y2="4.41cm" draw:end-shape="id5" draw:end-glue-point="1" svg:d="M2032 7820v-1740h1625v-1670" svg:viewBox="0 0 1626 3411">
          <text:p/>
        </draw:connector>
        <draw:frame draw:style-name="gr9" draw:text-style-name="P1" draw:layer="layout" svg:width="2.098cm" svg:height="0.962cm" draw:transform="rotate (-1.54653625019218) translate (5.063cm 1.897cm)">
          <draw:text-box>
            <text:p>DATA</text:p>
          </draw:text-box>
        </draw:frame>
        <draw:custom-shape draw:style-name="gr10" draw:text-style-name="P5" xml:id="id2" draw:id="id2" draw:layer="layout" svg:width="1.949cm" svg:height="1.03cm" draw:transform="rotate (0.0193731546971373) translate (5.515cm 8.351cm)">
          <text:p text:style-name="P2">4k7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6cm" svg:height="1.65cm" svg:x="8.086cm" svg:y="15.309cm">
          <draw:text-box>
            <text:p text:style-name="P2">ESP8266</text:p>
          </draw:text-box>
        </draw:frame>
        <draw:frame draw:style-name="gr12" draw:text-style-name="P1" xml:id="id6" draw:id="id6" draw:layer="layout" svg:width="1.7cm" svg:height="1.334cm" svg:x="9.83cm" svg:y="1.29cm">
          <draw:text-box>
            <text:p>V+</text:p>
          </draw:text-box>
        </draw:frame>
        <draw:connector draw:style-name="gr4" draw:text-style-name="P4" draw:layer="layout" svg:x1="5.352cm" svg:y1="4.392cm" svg:x2="10.68cm" svg:y2="2.624cm" draw:start-shape="id1" draw:start-glue-point="1" draw:end-shape="id6" draw:end-glue-point="2" svg:d="M5352 4392v503h5328v-2271" svg:viewBox="0 0 5329 2272">
          <text:p/>
        </draw:connector>
        <draw:connector draw:style-name="gr4" draw:text-style-name="P4" draw:layer="layout" svg:x1="4.456cm" svg:y1="4.404cm" svg:x2="5.525cm" svg:y2="8.866cm" draw:start-shape="id4" draw:start-glue-point="1" draw:end-shape="id2" draw:end-glue-point="3" svg:d="M4456 4404v4462h1069" svg:viewBox="0 0 1070 4463">
          <text:p/>
        </draw:connector>
        <draw:frame draw:style-name="gr13" draw:text-style-name="P1" draw:layer="layout" svg:width="1.912cm" svg:height="1.424cm" svg:x="0.69cm" svg:y="7.91cm">
          <draw:text-box draw:corner-radius="0.38cm">
            <text:p>GND</text:p>
          </draw:text-box>
        </draw:frame>
        <draw:frame draw:style-name="gr11" draw:text-style-name="P4" draw:layer="layout" svg:width="3.6cm" svg:height="1.65cm" svg:x="3.01cm" svg:y="1.01cm">
          <draw:text-box>
            <text:p text:style-name="P2">DS18B2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1-25T19:57:32</meta:creation-date>
    <dc:date>2020-04-12T21:50:06.292922984</dc:date>
    <meta:editing-duration>PT40M11S</meta:editing-duration>
    <meta:editing-cycles>8</meta:editing-cycles>
    <meta:generator>LibreOffice/6.3.2.1$Linux_X86_64 LibreOffice_project/30$Build-1</meta:generator>
    <meta:document-statistic meta:object-count="22"/>
  </office:meta>
</office:document-meta>
</file>